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d84f" officeooo:paragraph-rsid="001bd84f"/>
    </style:style>
    <style:style style:name="P2" style:family="paragraph" style:parent-style-name="Standard">
      <style:text-properties officeooo:rsid="001bd84f" officeooo:paragraph-rsid="0032a872"/>
    </style:style>
    <style:style style:name="P3" style:family="paragraph" style:parent-style-name="Standard">
      <style:text-properties style:text-underline-style="solid" style:text-underline-width="auto" style:text-underline-color="font-color" officeooo:rsid="001bd84f" officeooo:paragraph-rsid="001c7150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d769e" officeooo:paragraph-rsid="002d769e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376616" officeooo:paragraph-rsid="00376616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396f1a" officeooo:paragraph-rsid="00396f1a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376616" officeooo:paragraph-rsid="00376616" style:font-weight-asian="normal" style:font-weight-complex="normal"/>
    </style:style>
    <style:style style:name="P8" style:family="paragraph" style:parent-style-name="Standard">
      <style:text-properties officeooo:rsid="00242e07" officeooo:paragraph-rsid="00242e07"/>
    </style:style>
    <style:style style:name="P9" style:family="paragraph" style:parent-style-name="Standard">
      <style:text-properties style:text-underline-style="none" fo:font-weight="normal" officeooo:rsid="002d769e" officeooo:paragraph-rsid="0034445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2d769e" officeooo:paragraph-rsid="002d769e" style:font-weight-asian="normal" style:font-weight-complex="normal"/>
    </style:style>
    <style:style style:name="P11" style:family="paragraph" style:parent-style-name="Standard">
      <style:text-properties style:text-underline-style="none" fo:font-weight="bold" officeooo:rsid="002d769e" officeooo:paragraph-rsid="002d769e" style:font-weight-asian="bold" style:font-weight-complex="bold"/>
    </style:style>
    <style:style style:name="P12" style:family="paragraph" style:parent-style-name="Standard">
      <style:text-properties fo:color="#000000" style:font-name="Liberation Serif" style:text-underline-style="none" fo:font-weight="normal" officeooo:rsid="00109c0e" officeooo:paragraph-rsid="00376616" style:font-weight-asian="normal" style:font-weight-complex="normal"/>
    </style:style>
    <style:style style:name="P13" style:family="paragraph" style:parent-style-name="Standard">
      <style:text-properties officeooo:rsid="002ef502" officeooo:paragraph-rsid="0032a872"/>
    </style:style>
    <style:style style:name="P14" style:family="paragraph" style:parent-style-name="Standard">
      <style:text-properties fo:font-style="italic" style:text-underline-style="none" fo:font-weight="bold" officeooo:rsid="00396f1a" officeooo:paragraph-rsid="00396f1a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style:text-underline-style="none" fo:font-weight="bold" officeooo:rsid="0039b331" officeooo:paragraph-rsid="0039b331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style:text-underline-style="none" fo:font-weight="normal" officeooo:rsid="00396f1a" officeooo:paragraph-rsid="00396f1a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normal" style:text-underline-style="none" fo:font-weight="bold" officeooo:rsid="00396f1a" officeooo:paragraph-rsid="00396f1a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style:text-underline-style="none" fo:font-weight="normal" officeooo:rsid="00396f1a" officeooo:paragraph-rsid="00396f1a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italic" style:text-underline-style="none" fo:font-weight="normal" officeooo:rsid="0039b331" officeooo:paragraph-rsid="0039b331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italic" style:text-underline-style="none" fo:font-weight="bold" officeooo:rsid="0039b331" officeooo:paragraph-rsid="003a4d81" style:font-style-asian="italic" style:font-weight-asian="bold" style:font-style-complex="italic" style:font-weight-complex="bold"/>
    </style:style>
    <style:style style:name="P21" style:family="paragraph" style:parent-style-name="Standard" style:list-style-name="L1">
      <style:text-properties fo:font-style="italic" officeooo:rsid="0026325e" officeooo:paragraph-rsid="0026325e" style:font-style-asian="italic" style:font-style-complex="italic"/>
    </style:style>
    <style:style style:name="P22" style:family="paragraph" style:parent-style-name="Standard" style:list-style-name="L1">
      <style:text-properties officeooo:paragraph-rsid="0026325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c7150"/>
    </style:style>
    <style:style style:name="T3" style:family="text">
      <style:text-properties style:text-underline-style="none" officeooo:rsid="00217682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247125"/>
    </style:style>
    <style:style style:name="T8" style:family="text">
      <style:text-properties fo:font-style="italic" officeooo:rsid="0026325e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officeooo:rsid="002500fa"/>
    </style:style>
    <style:style style:name="T11" style:family="text">
      <style:text-properties officeooo:rsid="0026325e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7a639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9babb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a4d81" style:font-style-asian="normal" style:font-weight-asian="normal" style:font-style-complex="normal" style:font-weight-complex="normal"/>
    </style:style>
    <style:style style:name="T17" style:family="text">
      <style:text-properties officeooo:rsid="00282fc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2ef502"/>
    </style:style>
    <style:style style:name="T20" style:family="text">
      <style:text-properties fo:font-variant="normal" fo:text-transform="none" fo:font-size="12pt" fo:letter-spacing="normal" fo:font-style="normal" officeooo:rsid="004b3418" style:font-size-asian="12pt" style:font-size-complex="12pt"/>
    </style:style>
    <style:style style:name="T21" style:family="text">
      <style:text-properties fo:font-variant="normal" fo:text-transform="none" fo:font-size="12pt" fo:letter-spacing="normal" fo:font-style="normal" officeooo:rsid="00377c6a" style:font-size-asian="12pt" style:font-size-complex="12pt"/>
    </style:style>
    <style:style style:name="T22" style:family="text">
      <style:text-properties fo:font-variant="normal" fo:text-transform="none" fo:font-size="12pt" fo:letter-spacing="normal" fo:font-style="normal" officeooo:rsid="00390775" style:font-size-asian="12pt" style:font-size-complex="12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9b331" style:font-weight-asian="normal" style:font-weight-complex="normal"/>
    </style:style>
    <style:style style:name="T25" style:family="text">
      <style:text-properties fo:font-weight="normal" officeooo:rsid="0039babb" style:font-weight-asian="normal" style:font-weight-complex="normal"/>
    </style:style>
    <style:style style:name="T26" style:family="text">
      <style:text-properties fo:font-weight="normal" officeooo:rsid="003a4d81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amples regarding different RU-expansions</text:p>
      <text:p text:style-name="P6"/>
      <text:p text:style-name="P16">Kủai chủq ro nủo<text:span text:style-name="T12"> – Under the current parse only have I made up my mind about what I want to do.</text:span></text:p>
      <text:p text:style-name="P14"><text:span text:style-name="T23">Dủa lẻo ru bủaq</text:span><text:span text:style-name="T14"> – Seems to link </text:span><text:span text:style-name="T23">lẻo</text:span><text:span text:style-name="T14"> and </text:span><text:span text:style-name="T23">bủaq</text:span><text:span text:style-name="T14"> a little more tightly in my parse.</text:span></text:p>
      <text:p text:style-name="P14"><text:span text:style-name="T23">Dủa jải ru mẻo</text:span><text:span text:style-name="T14"> – Looks like it causes a problem in my parse, but doesn't, because no implicit zo'e.</text:span></text:p>
      <text:p text:style-name="P17"><text:span text:style-name="T23">“Whether or not” – Would be </text:span><text:span text:style-name="T9">shè jẻo ru bủaq</text:span><text:span text:style-name="T23"> in the current parse, but </text:span><text:span text:style-name="T24">with</text:span><text:span text:style-name="T23"> </text:span><text:span text:style-name="T9">ra</text:span><text:span text:style-name="T23"> in mine.</text:span></text:p>
      <text:p text:style-name="P18"/>
      <text:p text:style-name="P19">Dủa pải ri mải</text:p>
      <text:p text:style-name="P15"><text:span text:style-name="T14"><text:tab/>Expands to </text:span><text:span text:style-name="T23">dủa lû pải ri mải</text:span><text:span text:style-name="T14"> in mine and </text:span><text:span text:style-name="T23">to ri dủa pải to dủa mải</text:span><text:span text:style-name="T14"> in the currnet. <text:s/>Note that one</text:span></text:p>
      <text:p text:style-name="P15"><text:span text:style-name="T14"><text:tab/>of these is actually a </text:span><text:span text:style-name="T12">question </text:span><text:span text:style-name="T14">while the other is a </text:span><text:span text:style-name="T12">statement</text:span><text:span text:style-name="T14">.</text:span></text:p>
      <text:p text:style-name="P15"/>
      <text:p text:style-name="P20"><text:span text:style-name="T23">Chỉ pải ri mải </text:span><text:span text:style-name="T14">–</text:span></text:p>
      <text:p text:style-name="P20"><text:span text:style-name="T14"><text:tab/>Same as the one above, but only makes sense under the current parse. <text:s/></text:span><text:span text:style-name="T16">Same for other (c 0),</text:span></text:p>
      <text:p text:style-name="P20"><text:span text:style-name="T16"><text:tab/>like </text:span><text:span text:style-name="T26">tua</text:span><text:span text:style-name="T16">, </text:span><text:span text:style-name="T26">shao</text:span><text:span text:style-name="T16">, </text:span><text:span text:style-name="T26">ruaq</text:span><text:span text:style-name="T16">, etc, and a bunch of (c 1), like </text:span><text:span text:style-name="T26">kuai</text:span><text:span text:style-name="T16">, </text:span><text:span text:style-name="T26">sho</text:span><text:span text:style-name="T16">, </text:span><text:span text:style-name="T26">jeaq</text:span><text:span text:style-name="T16">.</text:span></text:p>
      <text:p text:style-name="P5"/>
      <text:p text:style-name="P5"/>
      <text:p text:style-name="P5">The “Mao” problem<text:span text:style-name="T5"> <text:s/>[17 Aug 2018, em]</text:span></text:p>
      <text:p text:style-name="P7"/>
      <text:p text:style-name="P12"><text:span text:style-name="T21">The word “mao” s</text:span><text:span text:style-name="T20">eems to belong to the JEO Frame, but Ilmen suspects it should not, for semantic reasons. <text:s/></text:span><text:span text:style-name="T22">Therefore, its 1-ary and 2-ary forms compose differently over some predicates. <text:s/>What to do?</text:span></text:p>
      <text:p text:style-name="P11"/>
      <text:p text:style-name="P4"/>
      <text:p text:style-name="P4">Question-mark types<text:span text:style-name="T5"> <text:s/>[17 Aug 2018, em]</text:span></text:p>
      <text:p text:style-name="P4"/>
      <text:p text:style-name="P9">Sometimes, the expansion procedure will yield a predicate with one or more slots that have indeterminate type. <text:s/>For example, &lt;[0] (gỉ A)&gt; ru &lt;[c] (pỏq A)&gt; = &lt;[?] (lủ to ru gỉ A na to pỏq A)&gt;. <text:s/><text:span text:style-name="T19">But what if such a predicate is embedded in a lủ construction? <text:s/>What is the meaning of the serial predicate “gỉ ru pỏq rải” (where each word has maximum arity)? <text:s/>Probably this type should combine as (c), but that might yield confusing results, especially if a predicate has a (c) slot that could also take a proposition.</text:span></text:p>
      <text:p text:style-name="P10"/>
      <text:p text:style-name="P3"/>
      <text:p text:style-name="P3"><text:span text:style-name="T18">The signature of "du"</text:span><text:span text:style-name="T1"> <text:s/>[Resolved] <text:s/></text:span><text:span text:style-name="T2">[Pre 14 Aug 2018]</text:span></text:p>
      <text:p text:style-name="P1"/>
      <text:p text:style-name="P2">I define below that SPA are the only candidates for serial expansion. <text:s/>However, consider the word "du". <text:s/>Naively, its signature would be [(), (0), (c 1)] since its 2-ary definition is "___ seems to exhibit property ___". <text:s/>But it makes just as much sense for propositions to satisfy properties as for objects to do so, so it should really be [(), (0), (0 1)].</text:p>
      <text:p text:style-name="P2"/>
      <text:p text:style-name="P13">([17 Aug 2018, EM] <text:s/>Update: I now consider the signature to be [(), (0) (c 1)] again, which would be an even bigger problem, but it doesn't matter, because it's still solved by the JEO frame identity.)</text:p>
      <text:p text:style-name="P1"/>
      <text:p text:style-name="P1">However, this means that its (0) definition can't be used during expansion. <text:s/>Will this be an issue? <text:s/>I think so. <text:s/>Consider the sentence "Du? jai? sa poq/ da" and its two expansions:</text:p>
      <text:p text:style-name="P1"/>
      <text:p text:style-name="P1"><text:s text:c="2"/>1. <text:s text:c="2"/>(du 0) (jai c) &lt;sa poq&gt;</text:p>
      <text:p text:style-name="P1"><text:s text:c="5"/>= (du (jai c)) &lt;sa poq&gt;</text:p>
      <text:p text:style-name="P1"><text:s text:c="5"/>= (du (jai &lt;sa poq&gt;))</text:p>
      <text:p text:style-name="P1"/>
      <text:p text:style-name="P1"><text:soft-page-break/><text:s text:c="2"/>2. <text:s text:c="2"/>(du 0 1) (jai c) &lt;sa poq&gt;</text:p>
      <text:p text:style-name="P1"><text:s text:c="5"/>= (du 0 (jai jado)) &lt;sa poq&gt;</text:p>
      <text:p text:style-name="P1"><text:s text:c="5"/>= (du &lt;sa poq&gt; (jai jado))</text:p>
      <text:p text:style-name="P1"/>
      <text:p text:style-name="P1">It looks like &lt;sa poq&gt; is asserted to exist only in the second of these expansions.</text:p>
      <text:p text:style-name="P1"/>
      <text:p text:style-name="P1">[Resolution] <text:s/>Actually, there's a solution. <text:s/>I don't think it matters where &lt;sa poq&gt; ends up in the expansion of the predicate, I think it is asserted to exist no matter what because it appears in the top level of the ORIGINAL sentence. (Solpahi has confirmed this.)</text:p>
      <text:p text:style-name="P1"/>
      <text:p text:style-name="P1">With this in mind, (du 0) and (du c 1) will compose identically over ANY predicate, because (du c (P jado ...)) = (du (P c ...)).</text:p>
      <text:p text:style-name="P1"/>
      <text:p text:style-name="P1"/>
      <text:p text:style-name="P1"><text:span text:style-name="T6">Stopping-point arities</text:span><text:span text:style-name="T4"> </text:span><text:span text:style-name="T1"><text:s/></text:span><text:span text:style-name="T3">[Pre 14 Aug 2018]</text:span></text:p>
      <text:p text:style-name="P8"/>
      <text:p text:style-name="P8">[Note from the future: This was only an idea I had. <text:s/>I have proven neither its necessity nor its sufficiency as of 14 Aug 2018 <text:span text:style-name="T7">(EM)</text:span>].</text:p>
      <text:p text:style-name="P8"/>
      <text:p text:style-name="P1">From toaq.org, we have:</text:p>
      <text:p text:style-name="P1"/>
      <text:p text:style-name="P1"><text:s text:c="2"/>"For some predicate words, the difference between different arities is very minor, as when lower arity <text:tab/>versions simply lack later argument places of the higher arity versions"</text:p>
      <text:p text:style-name="P1"/>
      <text:p text:style-name="P1">Yet in “dua mai”, using the 1-ary definition of “dua” would yield “dua ru ma<text:span text:style-name="T10">i”</text:span> as the expansion, which certainly isn't useful.</text:p>
      <text:p text:style-name="P1"/>
      <text:p text:style-name="P1">So, define a "stopping point arity" as an arity of a word where either (1) no more arguments can be added or (2) adding more arguments changes the type of previous arguments. <text:s/>So:</text:p>
      <text:p text:style-name="P1"/>
      <text:list xml:id="list3149085298340601964" text:style-name="L1">
        <text:list-item>
          <text:p text:style-name="P22"><text:span text:style-name="T8">jeo</text:span><text:span text:style-name="T11"> has the typelists [], [0], and [x 1], of which the second two are SPA</text:span></text:p>
        </text:list-item>
        <text:list-item>
          <text:p text:style-name="P21">dua<text:span text:style-name="T12"> has the typelists [], [x], and [x 0], of which only the la</text:span><text:span text:style-name="T13">s</text:span><text:span text:style-name="T12">t is an SPA</text:span></text:p>
        </text:list-item>
      </text:list>
      <text:p text:style-name="P1"/>
      <text:p text:style-name="P1">During composition, only stopping-point arities are permissible candidi<text:span text:style-name="T17">dates for predicate expansion.</text:span></text:p>
      <text:p text:style-name="P1"/>
      <text:p text:style-name="P1"/>
      <text:p text:style-name="P1"><text:span text:style-name="T6">Slots with type "c or 0"?</text:span><text:span text:style-name="T1"> <text:s/>[Resolved]</text:span></text:p>
      <text:p text:style-name="P1"/>
      <text:p text:style-name="P1">Some slots seem to have type "c or 0". <text:s/>For example, the signature of "hui" seems like it must be [(c), (0)], since both objects and propositions can be bad. <text:s/>So, what does “hui mai” expand to? <text:s/>Is it “hui ru mai” or “hui (mai)”?</text:p>
      <text:p text:style-name="P1"/>
      <text:p text:style-name="P1">[Resolution:] This problem is a by-product of a bad type system.</text:p>
      <text:p text:style-name="P1"/>
      <text:p text:style-name="P1">The (0) type should be defined as "anything that doesn't have slots" -- so, both propositions and objects can go into it, and in serial predicates, it counts as an abstraction place. <text:s/>The one slot of "hui" has type (0).</text:p>
      <text:p text:style-name="P1"/>
      <text:p text:style-name="P1">Then, define the (c) type as "concrete object". <text:s/>Propositions could still grammatically go into it (since <text:soft-page-break/>they are still terms) but in serial predicates these places are skipped over. <text:s/>The one slot of e.g. "jai" would have type (c), since it doesn't make sense for a proposition to be happ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02:00:56.812174004</meta:creation-date>
    <meta:generator>LibreOffice/4.3.3.2$Linux_X86_64 LibreOffice_project/430m0$Build-2</meta:generator>
    <dc:date>2018-08-19T02:16:07.334006088</dc:date>
    <meta:editing-duration>PT57M20S</meta:editing-duration>
    <meta:editing-cycles>36</meta:editing-cycles>
    <meta:document-statistic meta:table-count="0" meta:image-count="0" meta:object-count="0" meta:page-count="3" meta:paragraph-count="42" meta:word-count="882" meta:character-count="4759" meta:non-whitespace-character-count="3850"/>
  </office:meta>
</office:document-meta>
</file>